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egreya Sans" svg:font-family="'Alegreya Sans'"/>
    <style:font-face style:name="Consolas" svg:font-family="Consolas, 'courier new'"/>
    <style:font-face style:name="Menlo" svg:font-family="Menlo, Monaco, Consolas, 'Courier New', monospace"/>
    <style:font-face style:name="Menlo1" svg:font-family="Menlo, Monaco, Consolas, 'Liberation Mono', 'Courier New', monospace"/>
    <style:font-face style:name="Verdana" svg:font-family="Verdana, sans-serif"/>
    <style:font-face style:name="arial" svg:font-family="arial, sans-serif"/>
    <style:font-face style:name="FreeSans1" svg:font-family="FreeSans" style:font-family-generic="swiss"/>
    <style:font-face style:name="verdana" svg:font-family="verdana, 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rsid="00131219" officeooo:paragraph-rsid="00131219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officeooo:rsid="00131219" officeooo:paragraph-rsid="00131219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bold" officeooo:rsid="00131219" officeooo:paragraph-rsid="00131219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text-properties style:font-name="verdana"/>
    </style:style>
    <style:style style:name="P7" style:family="paragraph" style:parent-style-name="Text_20_body">
      <style:text-properties style:font-name="verdana" officeooo:paragraph-rsid="00131219"/>
    </style:style>
    <style:style style:name="P8" style:family="paragraph" style:parent-style-name="Text_20_body">
      <style:text-properties style:font-name="verdana" fo:font-weight="bold" officeooo:rsid="00131219" officeooo:paragraph-rsid="00131219" style:font-weight-asian="bold" style:font-weight-complex="bold"/>
    </style:style>
    <style:style style:name="P9" style:family="paragraph" style:parent-style-name="Text_20_body">
      <style:text-properties style:font-name="verdana" fo:font-weight="bold" officeooo:rsid="00146d28" officeooo:paragraph-rsid="00146d28" style:font-weight-asian="bold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paragraph-rsid="00131219"/>
    </style:style>
    <style:style style:name="P12" style:family="paragraph" style:parent-style-name="Text_20_body">
      <style:text-properties style:font-name="verdana" officeooo:rsid="00131219" officeooo:paragraph-rsid="00131219"/>
    </style:style>
    <style:style style:name="P13" style:family="paragraph" style:parent-style-name="Text_20_body">
      <style:text-properties style:font-name="verdana" fo:font-weight="normal" officeooo:rsid="00187f94" officeooo:paragraph-rsid="00187f94" style:font-weight-asian="normal" style:font-weight-complex="normal"/>
    </style:style>
    <style:style style:name="P14" style:family="paragraph" style:parent-style-name="Text_20_body">
      <style:text-properties style:font-name="verdana" fo:font-weight="normal" officeooo:rsid="00187f94" officeooo:paragraph-rsid="001ceff0" style:font-weight-asian="normal" style:font-weight-complex="normal"/>
    </style:style>
    <style:style style:name="P15" style:family="paragraph" style:parent-style-name="Text_20_body">
      <style:text-properties style:font-name="verdana" fo:font-weight="normal" officeooo:rsid="001b4263" officeooo:paragraph-rsid="001b4263" style:font-weight-asian="normal" style:font-weight-complex="normal"/>
    </style:style>
    <style:style style:name="P16" style:family="paragraph" style:parent-style-name="Text_20_body">
      <style:text-properties style:font-name="verdana" fo:font-weight="bold" officeooo:rsid="00187f94" officeooo:paragraph-rsid="00187f94" style:font-weight-asian="bold" style:font-weight-complex="bold"/>
    </style:style>
    <style:style style:name="P17" style:family="paragraph" style:parent-style-name="Text_20_body">
      <style:text-properties style:font-name="verdana" fo:font-weight="bold" officeooo:rsid="0021c42f" officeooo:paragraph-rsid="0021c42f" style:font-weight-asian="bold" style:font-weight-complex="bold"/>
    </style:style>
    <style:style style:name="P18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146d28" officeooo:paragraph-rsid="00146d28" style:font-weight-asian="normal" style:font-weight-complex="normal"/>
    </style:style>
    <style:style style:name="P19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187f94" officeooo:paragraph-rsid="00187f94" style:font-weight-asian="normal" style:font-weight-complex="normal"/>
    </style:style>
    <style:style style:name="P20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146d28" officeooo:paragraph-rsid="00146d28" style:font-weight-asian="bold" style:font-weight-complex="bold"/>
    </style:style>
    <style:style style:name="P21" style:family="paragraph" style:parent-style-name="Text_20_body">
      <style:text-properties fo:font-weight="bold" officeooo:rsid="001ceff0" officeooo:paragraph-rsid="001ceff0" style:font-weight-asian="bold" style:font-weight-complex="bold"/>
    </style:style>
    <style:style style:name="P22" style:family="paragraph" style:parent-style-name="Text_20_body">
      <style:text-properties officeooo:paragraph-rsid="001cc6a5"/>
    </style:style>
    <style:style style:name="P23" style:family="paragraph" style:parent-style-name="Text_20_body">
      <style:text-properties officeooo:rsid="00294fd4" officeooo:paragraph-rsid="00294fd4"/>
    </style:style>
    <style:style style:name="P2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T1" style:family="text">
      <style:text-properties fo:font-variant="normal" fo:text-transform="none" fo:color="#000000" style:font-name="Verdana" fo:font-size="11.25pt" fo:letter-spacing="normal" fo:font-style="normal"/>
    </style:style>
    <style:style style:name="T2" style:family="text">
      <style:text-properties fo:font-variant="normal" fo:text-transform="none" fo:color="#292b2c" style:font-name="Menlo1" fo:font-size="10.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style:font-name="verdana"/>
    </style:style>
    <style:style style:name="T4" style:family="text">
      <style:text-properties style:font-name="verdana" officeooo:rsid="00131219"/>
    </style:style>
    <style:style style:name="T5" style:family="text">
      <style:text-properties style:font-name="verdana" officeooo:rsid="00146d28"/>
    </style:style>
    <style:style style:name="T6" style:family="text">
      <style:text-properties style:font-name="verdana" fo:font-weight="normal" officeooo:rsid="001b4263" style:font-weight-asian="normal" style:font-weight-complex="normal"/>
    </style:style>
    <style:style style:name="T7" style:family="text">
      <style:text-properties style:font-name="verdana" officeooo:rsid="001b426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verdana"/>
    </style:style>
    <style:style style:name="T11" style:family="text">
      <style:text-properties style:font-name="verdana" officeooo:rsid="00264a3a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8">Grids &amp; Columns (Grid Size, Grid Class, Offset Class, Screen Size)</text:span></text:p>
      <text:p text:style-name="P1"/>
      <text:p text:style-name="P1"/>
      <text:p text:style-name="P2">Bootstrap Grid:</text:p>
      <text:p text:style-name="P2"/>
      <text:p text:style-name="P3">The grid system is responsive, and the columns will re-arrange automatically depending on the screen size.</text:p>
      <text:p text:style-name="P5">Make sure that the sum adds up to 12 or fewer it is not required that you use all 12 available columns</text:p>
      <text:p text:style-name="P4">Grid class:</text:p>
      <text:p text:style-name="P7">The Bootstrap 4 grid system has five classes:</text:p>
      <text:list xml:id="list4870767978094385269" text:style-name="L1">
        <text:list-header>
          <text:p text:style-name="P11"><text:span text:style-name="Source_20_Text"><text:span text:style-name="T4">1.</text:span></text:span><text:span text:style-name="Source_20_Text"><text:span text:style-name="T3">col-</text:span></text:span><text:span text:style-name="T3">extra small devices - screen width less than 576px)</text:span></text:p>
          <text:p text:style-name="P10"><text:span text:style-name="Source_20_Text"><text:span text:style-name="T4">2.</text:span></text:span><text:span text:style-name="Source_20_Text"><text:span text:style-name="T3">col-sm-</text:span></text:span><text:span text:style-name="T3">small devices - screen width equal to or greater than 576px)</text:span></text:p>
          <text:p text:style-name="P10"><text:span text:style-name="Source_20_Text"><text:span text:style-name="T4">3.</text:span></text:span><text:span text:style-name="Source_20_Text"><text:span text:style-name="T3">col-md-</text:span></text:span><text:span text:style-name="T3">medium devices - screen width equal to or greater than 768px)</text:span></text:p>
          <text:p text:style-name="P10"><text:span text:style-name="Source_20_Text"><text:span text:style-name="T4">4.</text:span></text:span><text:span text:style-name="Source_20_Text"><text:span text:style-name="T3">col-lg-</text:span></text:span><text:span text:style-name="T3">large devices - screen width equal to or greater than 992px)</text:span></text:p>
          <text:p text:style-name="P10"><text:span text:style-name="Source_20_Text"><text:span text:style-name="T4">5.</text:span></text:span><text:span text:style-name="Source_20_Text"><text:span text:style-name="T3">col-xl-</text:span></text:span><text:span text:style-name="T3">xlarge devices - screen width equal to or greater than 1200px)</text:span></text:p>
        </text:list-header>
      </text:list>
      <text:p text:style-name="P12">Example:</text:p>
      <text:p text:style-name="P8">Three equal width columns</text:p>
      <text:p text:style-name="P6">&lt;div class="container-fluid"&gt;</text:p>
      <text:p text:style-name="P6"><text:s text:c="2"/>&lt;h1&gt;Hello World!&lt;/h1&gt;</text:p>
      <text:p text:style-name="P6"><text:s text:c="2"/>&lt;p&gt;Three equal width columns&lt;/p&gt;</text:p>
      <text:p text:style-name="P6"><text:s text:c="2"/>&lt;div class="row"&gt;</text:p>
      <text:p text:style-name="P6"><text:s text:c="4"/>&lt;div class="col" style="background-color:lavender;"&gt;.col&lt;/div&gt;</text:p>
      <text:p text:style-name="P6"><text:s text:c="4"/>&lt;div class="col" style="background-color:orange;"&gt;.col&lt;/div&gt;</text:p>
      <text:p text:style-name="P6"><text:s text:c="4"/>&lt;div class="col" style="background-color:lavender;"&gt;.col&lt;/div&gt;</text:p>
      <text:p text:style-name="P6"><text:s text:c="2"/>&lt;/div&gt;</text:p>
      <text:p text:style-name="P6">&lt;/div&gt;</text:p>
      <text:p text:style-name="P9">Offeset class:</text:p>
      <text:p text:style-name="Text_20_body"><text:span text:style-name="T3">The general syntax like </text:span><text:span text:style-name="Source_20_Text"><text:span text:style-name="T3">.offset </text:span></text:span><text:span text:style-name="T3">as an example, the smallest grid scale </text:span><text:span text:style-name="T5">we </text:span><text:span text:style-name="T3"><text:s/>need it to add from and above-- like </text:span><text:span text:style-name="Source_20_Text"><text:span text:style-name="T3">-md </text:span></text:span><text:span text:style-name="T3">as well as a value for the wanted action in variety of columns-- just like </text:span><text:span text:style-name="Source_20_Text"><text:span text:style-name="T3">-3</text:span></text:span><text:span text:style-name="T3">for example.</text:span></text:p>
      <text:p text:style-name="Text_20_body"><text:span text:style-name="T3">This whole thing put together results </text:span><text:span text:style-name="Source_20_Text"><text:span text:style-name="T3">.offset-md-3 </text:span></text:span><text:span text:style-name="T3">which will offset the desired column element with 3 columns to the right from its default position on medium screen sizes and above</text:span><text:span text:style-name="Source_20_Text"><text:span text:style-name="T3">.offset </text:span></text:span><text:span text:style-name="T3">classes always shifts its content to the right.</text:span></text:p>
      <text:p text:style-name="Text_20_body"><text:soft-page-break/><text:span text:style-name="T3">This all factor produced results </text:span><text:span text:style-name="Source_20_Text"><text:span text:style-name="T3">.offset-md-3 </text:span></text:span><text:span text:style-name="T3">which will offset the desired omponent along with 3 <text:s/>to the right from its default position on standard display sizes and above</text:span><text:span text:style-name="Source_20_Text"><text:span text:style-name="T3">.offset </text:span></text:span><text:span text:style-name="T3">classes constantly moves its content to the right.</text:span></text:p>
      <text:p text:style-name="P9">2.Responsive grids:</text:p>
      <text:p text:style-name="P20">Bootstrap's grid system is built with flexbox and allows up to 12 columns across the page.</text:p>
      <text:p text:style-name="P18">The grid system is responsive, and the columns will re-arrange automatically depending on the screen size.</text:p>
      <text:p text:style-name="P24">Make sure that the sum adds up to 12 or fewer (it is not required that you use all 12 available columns).</text:p>
      <text:p text:style-name="P16">3. Glyphicons / Icons (Colors, Fonts, Positioning, Padding, Margin etc)?</text:p>
      <text:p text:style-name="P13">To insert an icon, add the name of the icon class to any inline HTML element.</text:p>
      <text:p text:style-name="P13">Like:&lt;i&gt; and&lt;span&gt;elements are widely used to add icons.</text:p>
      <text:p text:style-name="P13">All the icons in the icon libraries.and are scalable vector icons that can be customized with CSS</text:p>
      <text:p text:style-name="P13">(size, color, shadow, etc.)</text:p>
      <text:p text:style-name="P13">To set the Icons size,color, and shadows:</text:p>
      <text:p text:style-name="P17">Example:</text:p>
      <text:p text:style-name="P13">&lt;div class="container”&gt;</text:p>
      <text:p text:style-name="P13">&lt;p&gt;Styled Bootstrap icons (size, color, and shadow):&lt;/p&gt;</text:p>
      <text:p text:style-name="P13">&lt;i class="glyphicon glyphicon-cloud" style="font-size:24px;"&gt;&lt;/i&gt;</text:p>
      <text:p text:style-name="P13">&lt;i class="glyphicon glyphicon-cloud" style="font-size:36px;"&gt;&lt;/i&gt;</text:p>
      <text:p text:style-name="P13">&lt;i class="glyphicon glyphicon-cloud" style="font-</text:p>
      <text:p text:style-name="P13">size:48px;color:red;"&gt;&lt;/i&gt;</text:p>
      <text:p text:style-name="P13">&lt;i class="glyphicon glyphicon-cloud" style="font-</text:p>
      <text:p text:style-name="P13">size:60px;color:lightblue;text-shadow:2px 2px 4px #000000;"&gt;&lt;/i&gt;</text:p>
      <text:p text:style-name="P13">&lt;/div&gt;</text:p>
      <text:p text:style-name="P16">Margin and padding:<text:span text:style-name="T9">Use the margin and padding spacing utilities to control how elements and components are spacedand sized.</text:span></text:p>
      <text:p text:style-name="P14">Bootstrap 4 includes a five-level scale for spacing utilities, based on a1remvalue default $spacervariable.</text:p>
      <text:p text:style-name="P13">Choose values for all viewports or pick responsive variants to target specific viewports</text:p>
      <text:p text:style-name="P16"><text:soft-page-break/>4. .navbar vs .nav?</text:p>
      <text:p text:style-name="P19">With Bootstrap <text:s/>navigation bar can extend or collapse, depending on the screen size.</text:p>
      <text:p text:style-name="Text_20_body"><text:span text:style-name="T3">A standard navigation bar is created with the </text:span><text:span text:style-name="Source_20_Text"><text:span text:style-name="T3">navbar</text:span></text:span><text:span text:style-name="T3">class, followed by a responsive collapsing </text:span></text:p>
      <text:p text:style-name="Text_20_body"><text:span text:style-name="T3">.</text:span><text:span text:style-name="T11">navbar-expand-xl|lg|md|sm.</text:span></text:p>
      <text:p text:style-name="P23"><text:span text:style-name="T11">I</text:span><text:span text:style-name="T3">f we want to create a simple horizontal menu <text:s/>add the .nav <text:s/>class to &lt;ul&gt; element followed by .nav item for each &lt;li&gt; <text:s/>and add the .nav-link <text:s/>class to links</text:span></text:p>
      <text:p text:style-name="P13">Both will output same design but using nav tag is more semantic in approach.</text:p>
      <text:p text:style-name="P13">It represents main navigation of your page.</text:p>
      <text:p text:style-name="P13">Using nav tag helps search engine recognize which is your main navigation on the page.</text:p>
      <text:p text:style-name="P16">5. JavaScript components (Click, expand, keypress)</text:p>
      <text:p text:style-name="P13">- Expandable Navigation</text:p>
      <text:p text:style-name="P13">-.navbar-collapse</text:p>
      <text:p text:style-name="P13">- Dividers</text:p>
      <text:p text:style-name="P13">Expandable Navigation &amp; bootstrap4 Navbar always collapsed:</text:p>
      <text:p text:style-name="P13">In Bootstrap 4, thenavbar-expand *class is needed if you want the navbar to expand</text:p>
      <text:p text:style-name="P13">horizontally, otherwise it defaults to the mobile/collapsed version.</text:p>
      <text:p text:style-name="P13">Therefore, not including thenavbar-expand*class makes the Navbaralwayscollapsed.</text:p>
      <text:p text:style-name="P13">As of Bootstrap 4 beta, thenavbar-toggleable-*classes have changed tonavbar-expand-*. In</text:p>
      <text:p text:style-name="P13">your casenavbar-toggleable-smwould change tonavbar-expand-md.</text:p>
      <text:p text:style-name="P16">Dividers:</text:p>
      <text:p text:style-name="P13"><text:span text:style-name="T1">The .divider class is used to separate links inside the dropdown menu with a thin horizontal border:</text:span></text:p>
      <text:p text:style-name="P22"><text:span text:style-name="T6">Dividers are used to separate a group of menu items with divider</text:span></text:p>
      <text:p text:style-name="P21"><text:span text:style-name="T7">E</text:span><text:span text:style-name="T3">xample:</text:span></text:p>
      <text:p text:style-name="Text_20_body"><text:span text:style-name="Source_20_Text">&lt;div</text:span><text:span text:style-name="Source_20_Text"><text:span text:style-name="T2"> </text:span></text:span><text:span text:style-name="Source_20_Text"><text:span text:style-name="T3">class="dropdown-menu"&gt;</text:span></text:span></text:p>
      <text:p text:style-name="Text_20_body"><text:span text:style-name="Source_20_Text"><text:span text:style-name="T3"><text:s text:c="2"/>&lt;a class="dropdown-item" href="#"&gt;Action&lt;/a&gt;</text:span></text:span></text:p>
      <text:p text:style-name="Text_20_body"><text:span text:style-name="Source_20_Text"><text:span text:style-name="T3"><text:s text:c="2"/>&lt;a class="dropdown-item" href="#"&gt;Another action&lt;/a&gt;</text:span></text:span></text:p>
      <text:p text:style-name="Text_20_body"><text:soft-page-break/><text:span text:style-name="Source_20_Text"><text:span text:style-name="T3"><text:s text:c="2"/>&lt;a class="dropdown-item" href="#"&gt;Something else here&lt;/a&gt;</text:span></text:span></text:p>
      <text:p text:style-name="Text_20_body"><text:span text:style-name="Source_20_Text"><text:span text:style-name="T3"><text:s text:c="2"/>&lt;div class="dropdown-divider"&gt;&lt;/div&gt;</text:span></text:span></text:p>
      <text:p text:style-name="Text_20_body"><text:span text:style-name="Source_20_Text"><text:span text:style-name="T3"><text:s text:c="2"/>&lt;a class="dropdown-item" href="#"&gt;Separated link&lt;/a&gt;</text:span></text:span></text:p>
      <text:p text:style-name="Text_20_body"><text:span text:style-name="Source_20_Text"><text:span text:style-name="T3">&lt;/div&gt;</text:span></text:span></text:p>
      <text:p text:style-name="P15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egreya Sans" svg:font-family="'Alegreya Sans'"/>
    <style:font-face style:name="Consolas" svg:font-family="Consolas, 'courier new'"/>
    <style:font-face style:name="Menlo" svg:font-family="Menlo, Monaco, Consolas, 'Courier New', monospace"/>
    <style:font-face style:name="Menlo1" svg:font-family="Menlo, Monaco, Consolas, 'Liberation Mono', 'Courier New', monospace"/>
    <style:font-face style:name="Verdana" svg:font-family="Verdana, sans-serif"/>
    <style:font-face style:name="arial" svg:font-family="arial, sans-serif"/>
    <style:font-face style:name="FreeSans1" svg:font-family="FreeSans" style:font-family-generic="swiss"/>
    <style:font-face style:name="verdana" svg:font-family="verdana, 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08:21:07.202470955</meta:creation-date>
    <dc:date>2018-08-27T16:52:13.330603399</dc:date>
    <meta:editing-duration>PT11H55M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4" meta:paragraph-count="78" meta:word-count="668" meta:character-count="4733" meta:non-whitespace-character-count="4110"/>
  </office:meta>
</office:document-meta>
</file>